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solid" style:text-position="0% 100%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" style:text-underline-style="none"/>
    </style:style>
    <style:style style:name="T11" style:family="text">
      <style:text-properties style:text-line-through-style="none" style:text-position="super 58%" style:font-name="Times New Roman" style:text-underline-style="none"/>
    </style:style>
    <style:style style:name="T12" style:family="text">
      <style:text-properties style:text-line-through-style="none" style:text-position="0% 100%" style:font-name="Times New Roman"/>
    </style:style>
    <style:style style:name="T13" style:family="text">
      <style:text-properties style:text-line-through-style="none" style:text-position="0% 100%" style:font-name="Times New Roman" style:text-underline-style="none"/>
    </style:style>
    <style:style style:name="T14" style:family="text">
      <style:text-properties style:text-line-through-style="none" style:text-position="0% 100%" style:font-name="Times New Roman1" style:text-underline-style="none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3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1880</text:p>
      <text:p text:style-name="P6">Month<text:tab/><text:tab/><text:tab/><text:tab/><text:tab/><text:tab/>April</text:p>
      <text:p text:style-name="P6">Year<text:tab/><text:tab/><text:tab/><text:tab/><text:tab/><text:tab/>1880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ews, Ethiopian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/text:p>
      <text:p text:style-name="P6">(Public) Discourse<text:tab/><text:tab/><text:tab/><text:tab/>Y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1</text:p>
      <text:p text:style-name="P6">Number of Sheets<text:tab/><text:tab/><text:tab/><text:tab/>3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Queen of Sheba, Minglik, Philoxene Luzzatto, Ptolemy Soter, Amda Sion, Onias, Joseph Hallevi</text:p>
      <text:p text:style-name="P6">Additional Places mentioned: Axum, Abyssinia, Adrianople</text:p>
      <text:p text:style-name="P6">Additional Dates mentioned:</text:p>
      <text:p text:style-name="P6"/>
      <text:p text:style-name="P6">VI. Notes</text:p>
      <text:p text:style-name="P6"/>
      <text:p text:style-name="P6">This lecture was published in the Penn Monthly in April, 1880. <text:s/>However, because the manuscript version differs from what was published (in wording, and the manuscript also contains additional text), it has been transcribed.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Front Cover]</text:p>
      <text:p text:style-name="P2">The Falashas/</text:p>
      <text:p text:style-name="P2">Delivered before the Y. M. H. A./</text:p>
      <text:p text:style-name="P2"/>
      <text:p text:style-name="P2">It was altered for/</text:p>
      <text:p text:style-name="P2">the Penn Monthly/</text:p>
      <text:p text:style-name="P2">of the month of April/</text:p>
      <text:p text:style-name="P2">1880/</text:p>
      <text:p text:style-name="P2"/>
      <text:p text:style-name="P3">[Page 1]</text:p>
      <text:p text:style-name="P3">Ladies and Gentlemen/</text:p>
      <text:p text:style-name="P3"><text:tab/>It is written somewhere--the exact placement I cannot/ <text:span text:style-name="T1">now</text:span><text:span text:style-name="T5"> recall--that he who causes a single blade of grass to/ grow may claim the title of benefactor. <text:s/>I do not/ aspire to that appellation--most certainly not as a/ laborer of the soil--but I do wish that my work-/-ing on another ground--equally the creation of God--may/ be rewarded. <text:s/>Should I succeed in awakening one thought/ in the minds of Jewish youths, and that thought prove/ of advantage to my religion and people, I shall have earned the/ </text:span><text:soft-page-break/><text:span text:style-name="T5">name of "useful servant." <text:s/>So believing, I accepted/ the invitation to lecture also this year before the Young/ Men's Hebrew Association, and I chose a subject capable,/ I fancy, of producing a measurably good result</text:span><text:span text:style-name="T1">s</text:span><text:span text:style-name="T5">./</text:span></text:p>
      <text:p text:style-name="P7"/>
      <text:p text:style-name="P7">In a far off land, where the sun tans the skin, and/ enervates the body, a vast population dwelling apart ply the tools/ of the artisans. <text:s/>Their looks and their address clearly tell that/ to confound those individuals with the inhabitants of the/ country at large would be an error. <text:s/>Whence came then/ the hardy mountaineers so distinct in appearance and habits?/</text:p>
      <text:p text:style-name="P7"/>
      <text:p text:style-name="P7">[Page 2]</text:p>
      <text:p text:style-name="P3"><text:span text:style-name="T5">The question was asked by many a traveller[sic!], but it/ still remains </text:span><text:span text:style-name="T1">yet an unsolved problem open</text:span><text:span text:style-name="T5"> debatable. <text:s/>Not so with that/ distant population. <text:s/>To express a doubt concerning/ what has been transmitted from ancient days, would/ be </text:span><text:span text:style-name="T1">accounted</text:span><text:span text:style-name="T5"> deemed a grievous offence. <text:s/>The veriest dullard/ will glibly rehears his story in the full assurance that it is/ beyond dispute. <text:s/>Let me relate it./</text:span></text:p>
      <text:p text:style-name="P3"><text:span text:style-name="T5">A queen, curious to know a youthful Ruler, whose fame/ had spread throughout the East, visited the capital of his/ kingdoms. <text:s/>She was witty, brilliant, generous; but her/ </text:span><text:span text:style-name="T1">discernment beheld</text:span><text:span text:style-name="T5"> sagacity discerned those qualities more strongly developped[sic!]/ in the king, whose acquaintance she had eagerly sought. <text:s/>His/ wise answers to incisive reasonings; the splendour of/ his court, and the reciprocity of feelings evinced by muni-/-ficent gifts, made the royal guest leave Jerusalem/ in wonderment. <text:s/>This part of the narrative has/ scriptural and Rabbinical authority for support./ <text:s/>All are aware that the queen of Arabia Felix was ma-/-gnificently entertained by King Solomon, and that the/ two crowned personages profusely exchanged marks of/ esteem. <text:s/>But no one versed in either Biblical or Talmudical/ writings has learnt from them the weird tale tacked to the incident,/ which our prophets and Sages chronicled and commented upon./</text:span></text:p>
      <text:p text:style-name="P7"/>
      <text:p text:style-name="P7">[Page 3]</text:p>
      <text:p text:style-name="P3"><text:span text:style-name="T5">According to that strange account an intimacy, which/ culminated into an alliance and the birth of a son, grew/ out of the visit paid by the queen of Sheba. <text:s/>Her dominion/ lay South East of Egypt. <text:s/>On her return she destined the/ child whom Solomon could claim as his own, </text:span><text:span text:style-name="T1">to have a</text:span><text:span text:style-name="T5"> to be/ a champion of his father's belief. <text:s/>And in order that the/ lad might quaff at the fountain of Divine wisdom,/ she sent him to Palestine and had him taught in the/ spirit of Mosaic institutions, and in all the tenets of/ the five revealed books. <text:s/>Minglik--so the youth was/ called--had become very popular. <text:s/>Going back to sit on/ the throne which his mother had voluntarily vacated,/ a</text:span><text:span text:style-name="T1">n immense</text:span><text:span text:style-name="T5"> numberless multitude of Israelites followed in the train,/ carrying along the ark of the covenant. <text:s/>But </text:span><text:span text:style-name="T1">his</text:span><text:span text:style-name="T5"> piety/ had not kept equal pace with </text:span><text:span text:style-name="T1">his</text:span><text:span text:style-name="T5"> temporal success. <text:s/>Having/ arrived at the banks of a certain river upon the Sab-/-bath, </text:span><text:span text:style-name="T1">he</text:span><text:span text:style-name="T5"> Minglik dared cross it regardless of the sanctity of/ the day. <text:s/>Some of his retinue however refused thus to sin./ <text:s/>From those stanch[sic!] </text:span><text:span text:style-name="T1">ones</text:span><text:span text:style-name="T5"> Palestinians sprung the Falashas, who at/ no time ever since could </text:span><text:span text:style-name="T1">lured</text:span><text:span text:style-name="T5"> be enticed into a relinquishing of/ Judaism. <text:s/>They alone are able to approach the spot,/ where the ark was enshrined./</text:span></text:p>
      <text:p text:style-name="P7"/>
      <text:p text:style-name="P7">[Page 4]</text:p>
      <text:p text:style-name="P3"><text:span text:style-name="T5">When a learned and holy man among their number/ repairs to Axum--the ancient capital of Abyssinia--/ the walls of the fane in which the written word of/ the Lord still </text:span><text:span text:style-name="T1">remains</text:span><text:span text:style-name="T5"> abides open miraculously and receive him that he/ may devoutly worship./</text:span></text:p>
      <text:p text:style-name="P3"><text:span text:style-name="T5">I will not offend the intelligence of my hearers and/ stop to show the absurdities of the story handed down,/ in the main, as I have reported it; but I will ask that I may/ present to view some interesting points relative to a/ body of our coreligionists, who are entitled to an affection-/-ate consideration. <text:s/>And I simply discharge a debt of/ gratitude when I tell at the outset the source whence/ I mostly derived the knowledge I </text:span><text:span text:style-name="T1">can</text:span><text:span text:style-name="T5"> am enabled to impart on the subject./ <text:s/>Philoxene Luzzatto, the intellectual </text:span><text:span text:style-name="T1">hero marvel</text:span><text:span text:style-name="T5"> </text:span><text:soft-page-break/><text:span text:style-name="T5">hero who had mastered/ the language of the Falashas, in the hope of hastening/ to their religious redemption; who journeyed away from/ home </text:span><text:span text:style-name="T1">and</text:span><text:span text:style-name="T5"> to ransack</text:span><text:span text:style-name="T1">ed</text:span><text:span text:style-name="T5"> foreign libraries, and read all which could/ be read regarding that population, who corresponded with/ savants in the interest thereof, and finally with a dis-/-tinguished member of those forgotten fellow-believers, that/ ever to be lamented Italian youth, </text:span><text:span text:style-name="T1">left a legacy</text:span><text:span text:style-name="T5"> bequeathed an instrument of utility which/ would alone suffice to </text:span><text:span text:style-name="T1">render his name immortal che to</text:span><text:span text:style-name="T5"> curve for him a niche in the temple/ of fame./</text:span></text:p>
      <text:p text:style-name="P7"/>
      <text:p text:style-name="P7">[Page 5]</text:p>
      <text:p text:style-name="P3"><text:span text:style-name="T5">Writhing in the agonies of </text:span><text:span text:style-name="T1">an acute and</text:span><text:span text:style-name="T5"> fatal disease,/ when he had not yet reached the twenty forth[sic!] year of his/ age, he turned a loving thought to the Falashas, and/ completed the relation of his profound and exhaustive researches </text:span><text:span text:style-name="T1">respecting</text:span><text:span text:style-name="T5">/ </text:span><text:span text:style-name="T1">them</text:span><text:span text:style-name="T5"> a few days before his eyes closed in death. <text:s/>That/ very learned scholar holds that the Jews of Abyssinia are/ descendants of a mixed race. <text:s/>Not in the palmy days of/ Solomon, did a colony of Israelites prefer African regions to </text:span><text:span text:style-name="T1">the</text:span><text:span text:style-name="T5">/ "Zion-hill....and Siloa's brook that flowed fast by the ark/ of God"; but five centuries after, the fate of battles brought/ about the change. <text:s/></text:span><text:span text:style-name="T6">¶</text:span><text:span text:style-name="T8"> The fierce struggle among/ the generals of Alexander the great to share the richest/ spoil left by the Macedonian conqueror, exposed Judea/ to hardships. <text:s/>Ptolemy son of Lagus,--misnamed Soter,/ the Saviour--, in his greed for power had violently </text:span><text:span text:style-name="T2">taken</text:span><text:span text:style-name="T8"> seized/ Syria. <text:s/>The Hebrews, who, since their return from the/ Babylonian captivity, paid an annual impost to some/ foreign potentates, recognized at the time Laomedon as/ the legitimate Ruler to whom their tribute was due./ <text:s/>Faithful to their promise, they refused yeilding[sic!] to the de-/-mands of the usurper, and prepared to contest his pretensions./</text:span></text:p>
      <text:p text:style-name="P8"/>
      <text:p text:style-name="P8">[Page 6]</text:p>
      <text:p text:style-name="P3"><text:span text:style-name="T8">Ptolemy cut to the quick, resolved to make the people/ of Palestine pay very dearly for what he </text:span><text:span text:style-name="T2">deemed</text:span><text:span text:style-name="T8"> considered the height/ of insolence. <text:s/>On a Sabbath day his soldiery stormed/ and pillaged Jerusalem. <text:s/>Its inhabitants were unsuspectedly enjoying/ the prescribed rest. <text:s/>The attack </text:span><text:span text:style-name="T2">was sudden and brutal</text:span><text:span text:style-name="T8"> stunned them; so sudden it was and so brutal./ <text:s/>Thousands fell victims to the barbarous sword which/ spared neither age nor sex. <text:s/>But the victor was too/ keenly alive to his advantage not to understand that/ men who </text:span><text:span text:style-name="T2">had</text:span><text:span text:style-name="T8"> would have braved his redoutable[sic!] army rather than/ become guilty of perjury, were worth</text:span><text:span text:style-name="T2">y</text:span><text:span text:style-name="T8"> </text:span><text:span text:style-name="T2">bringing</text:span><text:span text:style-name="T8"> being lured over to his side./ <text:s/>He put the sword back into the scabbard, and offered con-/-ciliatory terms. <text:s/>The shrewd Prince wished to win/ the goodwill of the youngest and strongest among the/ Hebrews. <text:s/>Egypt was the objective point of his plans./ <text:s/>And Egypt--unaccountably as it may seem--had always/ possessed some attraction for the descendants of the tribes once/ slaves in the country of the Pharaohs. <text:s/>Alexander had/ already drawn many </text:span><text:span text:style-name="T2">of them</text:span><text:span text:style-name="T8"> Judeans to the famous city he had/ built to perpetuate his name, and Ptolemy Soter made /willing captives of over one hundred thousand </text:span><text:span text:style-name="T3">Judeans</text:span><text:span text:style-name="T10"> of that people, who/ </text:span><text:span text:style-name="T3">peopled</text:span><text:span text:style-name="T10"> thronged the towns watered by the Nile. <text:s/>They were joined soon/ after by a still larger number, which, in the somewhat hyperbolical/ language of the Talmud, amounted to several millions./</text:span></text:p>
      <text:p text:style-name="P9"/>
      <text:p text:style-name="P9">[Page 7]</text:p>
      <text:p text:style-name="P3"><text:span text:style-name="T10">In the opinion of the elder Luzzatto, and I infer/ that his son coincides therewith, our ancestors having/ settled in the land of the pyramids, and especially along the borders of/ Nubia, where they had been assigned the custody of the/ city Cyrene or Cyrena</text:span><text:span text:style-name="T7">ï</text:span><text:span text:style-name="T10">ca, obeyed a natural prompt-/-ing for gaining light on matters lying yet </text:span><text:span text:style-name="T3">unknown</text:span><text:span text:style-name="T10"> in obscurity. <text:s/>Some/ passed over Senaar, and explored the interior of Africa./ <text:s/>The wild tribes dwelling there welcomed the strangers,/ who excelled as mechanics and men of letters, and either/ by compulsion or by choice, the Jewish </text:span><text:span text:style-name="T3">foreigners</text:span><text:span text:style-name="T10"> strangers remained/ in the midst of the native negros, and in the course/ of time unavoidably intermarried. <text:s/>The effect </text:span><text:span text:style-name="T3">produced by</text:span><text:span text:style-name="T10"> which this/ circumstance produced was the acceptance of Judaism by a mongrel/ race, which at a period impossible to ascertain founded/ a kingdom, called Abyssinia,--in Arabic </text:span><text:span text:style-name="T9">Habashun</text:span><text:span text:style-name="T10">. <text:s/>I my-/-self </text:span><text:soft-page-break/><text:span text:style-name="T10">cannot tell the origin of this name, nor do I possess/ the linguistic capacity to ascertain, whether its sound is/ retained in the great variety of African languages and/ dialects, but I venture the idea--and let it be taken for/ what is worth--that the derivation of the term may be/ traced to the Hebrew </text:span><text:span text:style-name="T9">Chabosh</text:span><text:span text:style-name="T10">, meaning "to rule," or/</text:span></text:p>
      <text:p text:style-name="P9"/>
      <text:p text:style-name="P9">[Page 8]</text:p>
      <text:p text:style-name="P4"><text:span text:style-name="T8">Cabosh</text:span><text:span text:style-name="T10"> "to conquer;" signifying that the territory/ acquired belonged to the tribes who established/ there a distinct dominion--a </text:span><text:span text:style-name="T8">Jewish</text:span><text:span text:style-name="T10"> dominion--. <text:s/>Historians agree/ that till the fourth century of the vulgar era/ the Abyssinians professed the Mosaic religion--and they/ may have limitedly cultivated the sacred tongue. <text:s/>Even/ after having embraced Christianity, </text:span><text:span text:style-name="T3">Jewish</text:span><text:span text:style-name="T10"> customs to which we cling, had/ a powerful hold </text:span><text:span text:style-name="T3">of there</text:span><text:span text:style-name="T10"> on </text:span><text:span text:style-name="T3">them</text:span><text:span text:style-name="T10"> them. <text:s/>Some Scriptural practices are/ indeed retained to this day, but from the moment that the/ majority bowed to the Cross, a chasm deep and impassable opened between them/ and their countrymen and fellow-believers, the Falashas--/ <text:s/>[insert lines from page 8a] But what course did </text:span><text:span text:style-name="T3">those</text:span><text:span text:style-name="T10"> the unwavering adorers of one incor-/-poreal God follow? <text:s/>How did they succeed in forming/ a separate government? <text:s/>By what means did they/ long maintain their independence on the steep mount-/-ains of Simen where many </text:span><text:span text:style-name="T3">they</text:span><text:span text:style-name="T10"> still dwell, </text:span><text:span text:style-name="T3">in and</text:span><text:span text:style-name="T10"> how did they finally lose that great boon? <text:s/>These queries/ have been variously </text:span><text:span text:style-name="T3">answered</text:span><text:span text:style-name="T10"> solved, but with so much which/ savors of the legendary, that an impartial reader cannot/ trust the speculative or credulous writer. <text:s/>Nevertheless,/ the account I have undertaken to give would be too/ incomplete, without alluding to the probable mutations/ undergone by the stout-hearted Monottheists, during the ages/ that have rolled away./</text:span></text:p>
      <text:p text:style-name="P9"/>
      <text:p text:style-name="P9">[Page 8a]</text:p>
      <text:p text:style-name="P4"><text:span text:style-name="T10">These chose then an appellation significative of the</text:span><text:span text:style-name="T3">ir</text:span><text:span text:style-name="T10"> sense of/ wrong profoundly felt. <text:s/>"The Exiles," who, for principles'/ sake left their homes and went in quest of another spot/ where they might worship the living Saviour according to the/ dictates of their conscience./</text:span></text:p>
      <text:p text:style-name="P9"/>
      <text:p text:style-name="P9">[Page 9]</text:p>
      <text:p text:style-name="P4"><text:span text:style-name="T10">To such vicissitudes will I have </text:span><text:span text:style-name="T3">special</text:span><text:span text:style-name="T10"> particular reference./ <text:s/>After the schism, a spirit of mutual hatred mani-/fested itself in open hostilities. <text:s/>At one time the/ Falashas </text:span><text:span text:style-name="T3">brought</text:span><text:span text:style-name="T10"> grew mighty, and </text:span><text:span text:style-name="T3">subjected</text:span><text:span text:style-name="T10"> brought the Abyssinians </text:span><text:span text:style-name="T3">under to</text:span><text:span text:style-name="T10"> under the heavy yoke./ <text:s/>Led again and again to victory by their own gallant/ Rulers, they displayed martial valor and deep devotion/ to the cause of Mosaism. <text:s/>The exploits of their/ heroic queen Judith, the beautiful who defied the Salic law and sat herself upon a throne; </text:span><text:span text:style-name="T3">and</text:span><text:span text:style-name="T10"> who weilded[sic!] her sceptre with </text:span><text:span text:style-name="T3">who wore on her royal</text:span><text:span text:style-name="T10">/ </text:span><text:span text:style-name="T3">sceptre</text:span><text:span text:style-name="T10"> manly vigor and swore thereupon to unfurl the ensign of the Unity on every/ hill, and tread </text:span><text:span text:style-name="T3">upon</text:span><text:span text:style-name="T10"> down the symbol of the Trinity, might/ </text:span><text:span text:style-name="T3">he</text:span><text:span text:style-name="T10"> supply a fertile mind with a fit subject for a romance. <text:s/>Evidently, the/ Falashas did not </text:span><text:span text:style-name="T8">always</text:span><text:span text:style-name="T10"> prevail, and when the Church/ came off triumphant, they were made to swallow to/ the very dregs the bitter cup of persecution./</text:span></text:p>
      <text:p text:style-name="P4"><text:span text:style-name="T10">In the beginning of the 14</text:span><text:span text:style-name="T11">th</text:span><text:span text:style-name="T13"> century galled by the vexations/ of the Abyssinian</text:span><text:span text:style-name="T4">s</text:span><text:span text:style-name="T13"> Emperor, they struck for freedom. <text:s/>The/ hour seemed opportune. <text:s/>Hordes of Mohammedants knocked/ at the gates of Axum. <text:s/>And the </text:span><text:span text:style-name="T4">neo</text:span><text:span text:style-name="T13"> swarthy Christians were/ compelled to rise and buckle on the armor in self-defence./ <text:s/>The Falashas believed</text:span><text:span text:style-name="T4">ing</text:span><text:span text:style-name="T13"> that the independence they dearly/ loved could now be purchased by a prodigious effort./</text:span></text:p>
      <text:p text:style-name="P10"/>
      <text:p text:style-name="P10">[Page 10]</text:p>
      <text:p text:style-name="P4"><text:span text:style-name="T13"><text:tab/>Like an avalanche they rushed down from their/ moutnains to overwhelm the foe</text:span><text:span text:style-name="T4">s</text:span><text:span text:style-name="T13"> harassed already by a foreign invader, but the blood </text:span><text:span text:style-name="T4">of profusely shed by</text:span><text:span text:style-name="T13"> the undaunted/ warriors profusely shed, reddened the battle-field. <text:s/>A woful[sic!] defeat harried/ the fugitives back to their impregnable rocks./</text:span></text:p>
      <text:p text:style-name="P4"><text:span text:style-name="T13">A century later the same attempt met with results equally/ disastrous. <text:s/>To add to the chagrin of the </text:span><text:soft-page-break/><text:span text:style-name="T13">conquered, a/ Nazarene church was built on the spot in which they had been/ completely routed. <text:s/>Then the demoniac device which/ gave Spain an infamous immortality, was concocted/ in Abyssinia. <text:s/>A catholic priest whose name should be handed/ down to execration--Amda Sion--stirred up the government/ to publish an edict worthy of a Torquemada. <text:s/>In accordance/ with it all were demanded, under penalty of confiscation/ and flagellation, to wear an amulet on the right hand./ <text:s/>It bore the following inscription. <text:s/>"I renounce the devil through/ Jesus Christ our lord." <text:s/>The hapless Falashas horror-struck/ at </text:span><text:span text:style-name="T4">the Pharotic</text:span><text:span text:style-name="T13"> a pitiless ordinance, which aimed at their apostacy/ or extermination, thought the great day of judgment had/ drawn nigh. <text:s/>Not unlike some of the ascetic Essenes/ in the </text:span><text:span text:style-name="T4">unfortunate</text:span><text:span text:style-name="T13"> soul-harrowing days of the Roman dominion in Judea,/ a member withdrew from the busy world, and, choosing a state/ of celibacy, gave themselves to prayer and penance./</text:span></text:p>
      <text:p text:style-name="P10"/>
      <text:p text:style-name="P10">[Page 11a]</text:p>
      <text:p text:style-name="P4"><text:span text:style-name="T14">˰</text:span><text:span text:style-name="T13">disqualifying her </text:span><text:span text:style-name="T4">f</text:span><text:span text:style-name="T13"> to reign/</text:span></text:p>
      <text:p text:style-name="P10"/>
      <text:p text:style-name="P10">[Page 11]</text:p>
      <text:p text:style-name="P4"><text:span text:style-name="T13"><text:tab/>But the spirit of the multitude though oppressed/ was not crushed. <text:s/>In 1537, the daring mountaneers[sic!]/ of Simen, marshalled[sic!] by </text:span><text:span text:style-name="T4">Gideon their</text:span><text:span text:style-name="T13"> a fearless chieftain,/ faced the enemy in a pitched battle, and exacted honorable/ terms. <text:s/>The Abyssinians who, notwithstanding the assist-/-ance but by the Portuguese Christop</text:span><text:span text:style-name="T4">p</text:span><text:span text:style-name="T13">er of Gama--the/ son of the celebrated Vasco De Gama--, had suffered severely/ from the incursions of Mohammedan tribes, gladly made/ peace with their neighbors. <text:s/>To mildly restrain them became a </text:span><text:span text:style-name="T4">imperative necessity</text:span><text:span text:style-name="T13"> measure of self-preservation. <text:s/>But what policy and/ an outward pressure had suggested, could not be of long/ duration. <text:s/>"A new king arose who knew not" or rather/ heeded not the pledge his predecessor had given. <text:s/>Of a/ fierce temperament, he indulged in cruelties which out-/-raged nature. <text:s/>They maddened the Falashas into a rash/ act. <text:s/>Imprudent it was to leave in accessible rocks/ and descend to fight on the plain that </text:span><text:span text:style-name="T4">prototype</text:span><text:span text:style-name="T13"> second/ </text:span><text:span text:style-name="T4">of</text:span><text:span text:style-name="T13"> Atilla. <text:s/>Outwitted by a superior military skill,/ the Jews found themselves surrounded on all sides. <text:s/>They/ beheld with unspeakable dismay every chance of retreat/ cut off. <text:s/>Those whom the bereaving sword did not consume,/ submitted to shocking indignities./</text:span></text:p>
      <text:p text:style-name="P10"/>
      <text:p text:style-name="P10">[Page 12]</text:p>
      <text:p text:style-name="P4"><text:span text:style-name="T13"><text:tab/>But the </text:span><text:span text:style-name="T4">measure</text:span><text:span text:style-name="T13"> cup of misfortune, which our distant/ brethren </text:span><text:span text:style-name="T4">endured was filled</text:span><text:span text:style-name="T13"> drunk, overrun in the seventeenth century/ </text:span><text:span text:style-name="T4">under</text:span><text:span text:style-name="T13"> The reign </text:span><text:span text:style-name="T4">of Socinios with</text:span><text:span text:style-name="T13"> of terror, </text:span><text:span text:style-name="T4">whose annals are [?] with a pen dipped in [?]</text:span><text:span text:style-name="T13"> the annals of which heave forth the sighs and groans, </text:span><text:span text:style-name="T4">begin with</text:span><text:span text:style-name="T13"> of the butchered, began with Socinios, the </text:span><text:span text:style-name="T4">s</text:span><text:span text:style-name="T13"> usurper of the/ Abyssinian throne. <text:s/>This monarch in whose veins/ coursed some Falashan blood, illustrated the fact so/ degrading to human nature, but which we Iraelites have too/ often experienced. <text:s/>The</text:span><text:span text:style-name="T4">se</text:span><text:span text:style-name="T13"> people from whose national </text:span><text:span text:style-name="T4">rela-</text:span><text:span text:style-name="T13"> kinship/ </text:span><text:span text:style-name="T4">-tionship</text:span><text:span text:style-name="T13"> we had a right to expect a considerate, if not/ an affectionate treatment, proved most unrelenting in </text:span><text:span text:style-name="T4">giving</text:span><text:span text:style-name="T13">/ </text:span><text:span text:style-name="T4">vent to</text:span><text:span text:style-name="T13"> their hatred. <text:s/>Socinios determined to either/ drag the Falashas under the sign of the cross, or to/ root them out; and he very nearly succeeded. <text:s/>Con-/-summate generals were </text:span><text:span text:style-name="T4">placed</text:span><text:span text:style-name="T13"> set at the head of troops well/ trained to </text:span><text:span text:style-name="T4">war, with</text:span><text:span text:style-name="T13"> the fight. <text:s/>The peremptory command was, not to/ reappear into the presence of the</text:span><text:span text:style-name="T4">ir</text:span><text:span text:style-name="T13"> ferocious master, until/ </text:span><text:span text:style-name="T4">they could bring</text:span><text:span text:style-name="T13"> the tidings could be brought that his </text:span><text:span text:style-name="T4">diabolical</text:span><text:span text:style-name="T13"> inexorable will had/ been fulfilled. <text:s/>The struggle for civil and religious/ liberty grew ardent. <text:s/>It arose to sublimity, but a Mattathias/ was not there to hue down </text:span><text:span text:style-name="T4">Empiety</text:span><text:span text:style-name="T13"> Iniquity with his holy hand./ <text:s/>The unequal contest had not been destined by the Aribiter[sic!]/ of wars-- the Lord of hosts, to end in a Maccabean/ </text:span><text:span text:style-name="T4">success</text:span><text:span text:style-name="T13"> triumph./</text:span></text:p>
      <text:p text:style-name="P10"/>
      <text:p text:style-name="P10">[Page 13]</text:p>
      <text:p text:style-name="P4"><text:span text:style-name="T13">A man who verily did not </text:span><text:span text:style-name="T4">indeed</text:span><text:span text:style-name="T13"> shame the Biblical/ </text:span><text:span text:style-name="T4">champ</text:span><text:span text:style-name="T13"> hero whose name he bore, grappled with the ruthless/ antagonist, but he fell slain among his </text:span><text:span text:style-name="T4">heroic</text:span><text:span text:style-name="T13"> brave countrymen/ who fought for the </text:span><text:soft-page-break/><text:span text:style-name="T13">noblest idea. <text:s/>Gideon, the last/ general and Ruler of the Falashas, deserved to have/ lived for the defence[sic!] of Right against Might, yet/ he was mercifully spared the disgrace awaiting his/ survivors. <text:s/>For Socinios </text:span><text:span text:style-name="T4">butchered</text:span><text:span text:style-name="T13"> massacred the combattants[sic!]; sold/ their children to slavery, and gave the Jews of the/ conquered provinces </text:span><text:span text:style-name="T4">this</text:span><text:span text:style-name="T13"> a fearful alternative: baptism or the/ grave. <text:s/>Many feigned conversion to avoid </text:span><text:span text:style-name="T4">the</text:span><text:span text:style-name="T13"> a slaughter/ of all they held dear. <text:s/>Similarly to the Marranos/ of Spain and Portugal, they hoped and silently watched for the opponunity[sic!]/ when they might ear off the destested[sic!] mask. <text:s/>The/ occasion presented itself earlier than anticipated. <text:s/>For the Nemesis of a</text:span><text:span text:style-name="T4">n infallible</text:span><text:span text:style-name="T13"> retributive vengeance quickened her steps. <text:s/>The tyrant who never </text:span><text:span text:style-name="T4">Their</text:span><text:span text:style-name="T13">/ </text:span><text:span text:style-name="T4">tyrant weary of the bowed</text:span><text:span text:style-name="T13"> bowed to man's dictates fixed up at the arrogant demands of the Jesuits,/ rendered too bold by the victories of the church. <text:s/></text:span><text:span text:style-name="T4">chased</text:span><text:span text:style-name="T13"> He bid,/ the papal hirelings </text:span><text:span text:style-name="T4">from</text:span><text:span text:style-name="T13"> cross the boundaries of his </text:span><text:span text:style-name="T4">kingdom</text:span><text:span text:style-name="T13"> realm; relented </text:span><text:span text:style-name="T4">from</text:span><text:span text:style-name="T13"> in/ his </text:span><text:span text:style-name="T4">former</text:span><text:span text:style-name="T13"> wonted fanaticism, and favored toleration. </text:span><text:span text:style-name="T4">in matters of</text:span><text:span text:style-name="T13">/ </text:span><text:span text:style-name="T4">fault</text:span><text:span text:style-name="T13"> <text:s/>But if, as some historians narrate, the/ Falashas recovered even their independence, it must have/ been a mere shadow of the past, which soon vanished never to return./</text:span></text:p>
      <text:p text:style-name="P10"/>
      <text:p text:style-name="P10">[Page 14]</text:p>
      <text:p text:style-name="P4"><text:span text:style-name="T13"><text:tab/>For at the beginning of the present century, a/ trust-worthy traveller[sic!] observed that they recognized/ the crowned head at Abyssinia as their absolute/ Sovereign. <text:s/>And who can have forgotten the touching episode during the/ reign of Theodorus? </text:span><text:span text:style-name="T4">must be still fresh in the memory</text:span><text:span text:style-name="T13"> The nobly spoken words of our hapless brethren/ </text:span><text:span text:style-name="T4">of Israelites. <text:s/>They can recall the words of our unfortunate</text:span><text:span text:style-name="T13"> must have created in every Jewish heart an indelible impression./ </text:span><text:span text:style-name="T4">brethren.</text:span><text:span text:style-name="T13"> <text:s/>Like Socinios of the seventeenth century,/ the late monarch stirred up by the execrable propagandists, attempted </text:span><text:span text:style-name="T4">their</text:span><text:span text:style-name="T13"> a conversion. <text:s/>He/ </text:span><text:span text:style-name="T4">assembled</text:span><text:span text:style-name="T13"> summoned the Falashan chiefs to his presence, and/ demanded the apostacy[sic!] of the population that dwell/ in the rocky mountains of Simen. <text:s/>The spokesmen/ represented the feelings of </text:span><text:span text:style-name="T4">every Falasha</text:span><text:span text:style-name="T13"> all their countrymen when/ baring their breasts they cried "</text:span><text:span text:style-name="T4">Slay us</text:span><text:span text:style-name="T13"> Strike O our King, but ask/ us not to forswear our father's religion." <text:s/>Aye: the/ glory wherewith </text:span><text:span text:style-name="T4">that Falashas</text:span><text:span text:style-name="T13"> veritable heros[sic!] had clothed themselves </text:span><text:span text:style-name="T4">at</text:span><text:span text:style-name="T13"> during/ </text:span><text:span text:style-name="T4">a period of their</text:span><text:span text:style-name="T13"> a checkered history has altogether vanished, but the/ brightest abides yet with them. <text:s/>The belief in the All-per-/-vading Spirit of the Universe is their hope and stay./ <text:s/>Admirable constancy! <text:s/>None tried more severely, and none/ more sincere. <text:s/></text:span><text:span text:style-name="T4">To</text:span><text:span text:style-name="T13"> In the presence of Monsieur D'Abbadie, charged by/ Philoxene Luzzatto to put a number of questions in his name/ to some of the intelligent among those unyeilding[sic!] upholders/ of the Unity, a certain Abba-Isahac, evencing[sic!] a joyful surprise,/</text:span></text:p>
      <text:p text:style-name="P10"/>
      <text:p text:style-name="P10">[Page 15]</text:p>
      <text:p text:style-name="P4"><text:span text:style-name="T13">exclaimed "God of Abraham, I give Thee thanks."/ <text:s/>The outburst of pleasure was elicited by the </text:span><text:span text:style-name="T4">information</text:span><text:span text:style-name="T13"> assurance/ that Jews lived in other lands, and that one of them was solicitous/ concerning the welfare of the poor Falashas./</text:span></text:p>
      <text:p text:style-name="P4"><text:span text:style-name="T13">Abba Isahac </text:span><text:span text:style-name="T4">broke</text:span><text:span text:style-name="T13"> relieved of the reticence natural to a people/ made suspicious by religious persecution, </text:span><text:span text:style-name="T4">and thus valuable</text:span><text:span text:style-name="T13"> imparted/ </text:span><text:span text:style-name="T4">information was derived</text:span><text:span text:style-name="T13"> valuable information. <text:s/>Could all which the/ enthusiastic youth of Padua wrote on the subject, and/ which appeared as a posthumous work, be condensed in/ </text:span><text:span text:style-name="T4">an hours</text:span><text:span text:style-name="T13"> a single lecture, I would </text:span><text:span text:style-name="T4">gladly</text:span><text:span text:style-name="T13"> cheerfully present it now to my hearers./ <text:s/>But in order not unduly to tax their attention, I will/ </text:span><text:span text:style-name="T4">offer present</text:span><text:span text:style-name="T13"> bring to view merely what may be of general interest./ <text:s/>The Falashas hold fast to the Creed of the patriarchs, and/ </text:span><text:span text:style-name="T4">for its dissemination</text:span><text:span text:style-name="T13"> they would spill their life-blood for its dissemination./ <text:s/>But a belief in angels </text:span><text:span text:style-name="T4">not</text:span><text:span text:style-name="T13"> partly obscures </text:span><text:span text:style-name="T4">it</text:span><text:span text:style-name="T13"> that creed. <text:s/>A belief in itself not at all discordant with reason</text:span><text:span text:style-name="T4">s</text:span><text:span text:style-name="T13">,/ which can readily admit an intermediate stage between/ creatures in whom the physical and spiritual blend, and/ the Eternal uncreated spirit--, I mean, a belief in the ex-/-istence of beings above man and below God, which the Bible/ also sanctions, plays a part entirely too prominent/ in the theology of those African brethren of ours./</text:span></text:p>
      <text:p text:style-name="P10"/>
      <text:p text:style-name="P10"><text:soft-page-break/>[Page 16]</text:p>
      <text:p text:style-name="P4"><text:span text:style-name="T13"><text:tab/>In like manner their theories on reward and/ punishment hereafter, and on the restoration of the/ outcasts of Judea to Palestine, are not free from notions/ which </text:span><text:span text:style-name="T4">other</text:span><text:span text:style-name="T13"> well-taught Israelites would be loth to accept./ <text:s/>Noteworthy is the circumstance that the expected Messiah/ is called in advance "Theodorus". <text:s/>This name, which </text:span><text:span text:style-name="T4">is</text:span><text:span text:style-name="T13"> answers/ </text:span><text:span text:style-name="T4">the name</text:span><text:span text:style-name="T13"> exactly to </text:span><text:span text:style-name="T12">Nethanel</text:span><text:span text:style-name="T13"> or "God's gift" in Hebrew, suggests/ a proof that the Falashas are descendants of Hellenistic/ Jews, who at or after the reign of Ptolemy Philadelphus </text:span><text:span text:style-name="T4">gradually</text:span><text:span text:style-name="T13"> commenced to set/ aside the sacred language and adopt</text:span><text:span text:style-name="T4">ed</text:span><text:span text:style-name="T13"> the Greek even/ in Synagogue worship. <text:s/>But what indicates it more/ obviously is the practice of offering animal sacrifices./ <text:s/></text:span><text:span text:style-name="T4">Thus</text:span><text:span text:style-name="T13"> To explain</text:span><text:span text:style-name="T4">tion of</text:span><text:span text:style-name="T13"> my </text:span><text:span text:style-name="T4">meaning, requires</text:span><text:span text:style-name="T13"> idea, I must, however, </text:span><text:span text:style-name="T4">of</text:span><text:span text:style-name="T13"> beg to/ digress</text:span><text:span text:style-name="T4">ion</text:span><text:span text:style-name="T13">. <text:s/>All </text:span><text:span text:style-name="T4">are aware</text:span><text:span text:style-name="T13"> know that provisions were/ made in the book of the Law for a central spot in which/ oblations should be laid on a national altar. <text:s/>Whether/ the intention of the legislator was, as Maimonides asserts,/ to narrow within a small compass an observance in/ universal use among heathens, or whether he aimed/ to prevent any division among the tribes by the/ erection of separate temples in separate localities, I will not determine./</text:span></text:p>
      <text:p text:style-name="P10"/>
      <text:p text:style-name="P10">[Page 17]</text:p>
      <text:p text:style-name="P10">But every <text:span text:style-name="T1">reader of</text:span> one conversant with Holy Writ must have noticed/ the remonstrances of our chroniclers and prophets against/ the violation of the Mosaic injunction. <text:s/>We read, "The people sacrificed and burn incense on high-places." <text:s/>"I will destroy your high-places." <text:s/>And <text:span text:style-name="T1">so</text:span> the/ sin continued till destruction arrive<text:span text:style-name="T1">d</text:span>. <text:s/>After the/ overthrow of the Jerusalem Sanctuary by the army of the/ Chaldeans, history remains silent as to the outward aids/ by which Jewish communities manifested their adoration of/ <text:span text:style-name="T1">to</text:span> the Deity. <text:s/>I, <text:span text:style-name="T1">on</text:span> seeing that Daniel simply/ prayed, with the face directed towards the <text:span text:style-name="T1">place</text:span> spot where the/ Divinity had hovered above the Cherubim; <text:span text:style-name="T1">and</text:span> I, considering likewise that sub-/-sequently to that period Esther ordered fasts and not/ burnt-offerings to avert an impending calamity, am led/ to argue that <text:span text:style-name="T1">at no time the people</text:span> fidelity was kept; that at no period of the Babylonian captivity the people per-/-mitted themselves to raise an altar beyond the precincts assigned/ by the inspired lawgiver. <text:s/>When the national worship/ was firmly reestablished <text:s/>by the vigorous efforts of Ezra/ and Nehemiah, obedience became the badge of all the Judeans./ <text:s/>Not till <text:span text:style-name="T1">loose</text:span> lewd Grecianism stealthily invaded the hearts/ of the unwary did that token of nobility lose its value./ <text:s/>Corruption among the <text:span text:style-name="T1">high</text:span> lofty <text:span text:style-name="T1">ones</text:span> flowed down fast/ and demoralized the <text:span text:style-name="T1">all</text:span> humbler classes. <text:s/><text:span text:style-name="T1">And</text:span> The sacerdotal robe/ specially reeked with pollution./</text:p>
      <text:p text:style-name="P10"/>
      <text:p text:style-name="P10">[Page 18]</text:p>
      <text:p text:style-name="P10"><text:tab/>Onias ought to have succeeded his pious but/ ill-fated father to the priesthood. <text:s/>Deprived of his/ rights by the unnatural quarrels of his two wicked uncles,/ he sought out <text:span text:style-name="T1">the</text:span> means to gratify ambition. <text:s/>He hastened/ to Egypt, and persuaded <text:span text:style-name="T1">king</text:span> Ptolemy Philometer/ to grant him a tract of land whereon he might rear/ a temple for the multitude of <text:span text:style-name="T1">his the</text:span> Hebrew subjects residing in/ Heliopolis. <text:s/>The facile King acceded, and Onias built/ a <text:span text:style-name="T1">place for an altar</text:span> structure on the pattern of that in the/ capital of Judea. <text:s/>By a perversion of a prophetic/ <text:span text:style-name="T1">Biblical</text:span> sentence, the crafty priest induced a/ vast number of followers to believe that Isaiah/ had predicted what Onias had performed. <text:s/>The/ Talmud admits the event and makes frequent allusions/ to the Egyptian sanctuary which it stigmatizes as a vio-/-lation of the Mosaic prescription, but critics have discover-/-ed an anachronism in the Rabbinical account. <text:s/>And candor/ draws the confession that in matter<text:span text:style-name="T1">s</text:span> of post-biblical history, when the Sages/ are at variance with Josephus, the latter may be more confidently/ relied on. <text:s/>For <text:span text:style-name="T1">they did not</text:span> he dived into the subject with the keen eye of a critic, and they received the information not from re-/-ligiously preserved traditions as in the <text:span text:style-name="T15">Halacha</text:span>, but from <text:span text:style-name="T1">popular accounts,</text:span> floating reports/ apt to be shaped <text:span text:style-name="T1">by the</text:span> in the mould of popular imagination./</text:p>
      <text:p text:style-name="P10"/>
      <text:p text:style-name="P10">[Page 19]</text:p>
      <text:p text:style-name="P10"><text:soft-page-break/><text:tab/>At <text:span text:style-name="T1">all</text:span> any event<text:span text:style-name="T1">s</text:span>, the fact I have stated, supports the/ idea that the Falashas are an emanation of the Hellenistic/ element. <text:s/>Only at Heliopolis <text:span text:style-name="T1">they</text:span> could they have learnt to/ rear an altar outside of the Holy Land. <text:s/><text:span text:style-name="T1">Too</text:span> Their faithfulness/ <text:span text:style-name="T1">they have shown</text:span> has been too severely tested that we should impute <text:span text:style-name="T1">to them</text:span> to the Abyssinian Jews/ the improper motives which <text:span text:style-name="T1">prompted</text:span> incited the schismatic/ Samaritans to set up a Temple at Shechem. <text:s/>In all/ likelihood, at the time that our African coreligionists settled/ in the regions <text:span text:style-name="T1">they</text:span> explored, a wish seized their hearts to/ transplant into the<text:span text:style-name="T1">ir midst</text:span> new dominion a service similar to that/ which distance would hinder their people from attending./ <text:s/>Hence they adhere yet to the practice, proportionately to/ the scanty means within reach. <text:s/>Reduced to almost/ penury by endless reverses, the number of offerings, and the/ days of their presentation had inevitably to be limited. <text:s/>But/ the Sabbath finds the ministering priest and the worshippers[sic!] in the devoted spot./ <text:s/>With <text:span text:style-name="T1">looks so</text:span> countenances demure, at the side of which genuine Puritans/ would seem to bear a <text:span text:style-name="T1">facitious</text:span> radiant smile, they <text:span text:style-name="T1">enter</text:span> immolate and pray./ <text:s/>To speak above a whisper is prohibited; to visit a friend, or/ to warm one's shivering limbs would be reckoned a <text:span text:style-name="T1">mortal</text:span> heinous sin./ <text:s/>More than the Caraites, proverbially unreasonable in their Sabbath keeping/ <text:span text:style-name="T1">of the Sabbath</text:span>, the Falashas are sincerely <text:span text:style-name="T1">severe</text:span> stern in its observance./</text:p>
      <text:p text:style-name="P10"/>
      <text:p text:style-name="P10">[Page 20]</text:p>
      <text:p text:style-name="P10">Monsieur D'Abbadi writes to Philoxene Luzzatto./ <text:s/>"An old man came to dispose of a copy of the Penta-/-teuch in the Ethiopian language, that he might <text:span text:style-name="T1">stay</text:span> avert hunger/ I mentioned to him that Jews everywhere hold the five books/ of Moses in great respect. <text:s/>'Do they respect the Sabbath'?/ "inquired he with an anxious look." <text:s/>'Of course, said I, they/ regard it to a degree that they do not prepare their food/ upon that day'. <text:s/>'Then--interrupted the old <text:span text:style-name="T1">man</text:span> Falashan,--then all is not/ lost', and <text:span text:style-name="T1">rising</text:span> he <text:span text:style-name="T1">uttered</text:span> poured forth a thanksgiving <text:span text:style-name="T1">and</text:span> bending low <text:span text:style-name="T1">his body</text:span> before/ the Pentateuch." <text:s/>Like the Sabbath, the Scriptu-/-ral holidays receive an honorable observance among our distant/ brethren of Abyssinia. <text:s/>They sacrifice the paschal lamb,/ and hold the feast of unleavened bread seven days, <text:span text:style-name="T1">according</text:span> agreeably/ to the Mosaic direction. <text:s/>But they follow a peculiar system/ with regard to the time of celebrating Pentecost. <text:s/>While/ the Rabbinists begin to count fifty days from the second/ day of <text:span text:style-name="T1">Passover</text:span> the festival, and the Caraites and Samaritans from/ the Sunday during which the festival is kept, the Falashas/ wait till the expiration of the Passover and then commence/ to reckon the seven full weeks. <text:s/>Tabernacles they do not/ solemnize altogether in a Biblical manner, for the lack of/ some of the products <text:span text:style-name="T1">prescribed</text:span> ordained to be used on the occasion./</text:p>
      <text:p text:style-name="P10"/>
      <text:p text:style-name="P10">[Page 21]</text:p>
      <text:p text:style-name="P10"><text:tab/>But the festival of blowing the cornet, which/ the Rabbinists term "New Year," and the great day/ of atonement, are held as traditionally required, and with/ intense fervor. <text:s/>The Falashas do not commemorate the/ victories of the Asmoneans,--a circumstance which may arise/ from the possibility of their ancestors having <text:span text:style-name="T1">left</text:span> quitted Judea/ prior to the stirring <text:span text:style-name="T1">oc</text:span> incidents that gave origin to the/ feast of Dedication. <text:s/>But <text:span text:style-name="T1">it is</text:span> strange and unaccountable/ it is that they should remember the fast <text:span text:style-name="T1">but</text:span> and not the feast/ of Esther. <text:s/>In truth, those distant coreligionists differ/ from us by their setting apart as sacred, days and season of/ which we have no knowledge, <text:span text:style-name="T1">and</text:span> as well as by their too frequent and <text:span text:style-name="T1">severe</text:span> rigorous/ penance. <text:s/>I have alluded in the course of this lecture to/ a caste of ascetics that troublous[sic!] times created among the/ mountaineers of Simen. <text:s/>Doubtless <text:span text:style-name="T1">to</text:span> from that sect <text:span text:style-name="T1">is due</text:span> first ema-/-nated <text:span text:style-name="T1">the origin of</text:span> ceremonies and usages foreign to Judaism,/ and jarring with the <text:span text:style-name="T1">social</text:span> humanising[sic!] tendencies of the law of Sinai./ <text:s/>One cannot for instance read but with painful feelings, that the Fala-/-shas believe the touch of a Christian pollution; that to eat/ out of his hands necessitates a<text:span text:style-name="T1">n antidote</text:span> purgative, as if poison had been/ administered; that to admit him into a house is to render the <text:span text:style-name="T1">dwel-</text:span> premises/ <text:span text:style-name="T1">-ling</text:span> an accursed object./</text:p>
      <text:p text:style-name="P10"/>
      <text:p text:style-name="P10">[Page 22]</text:p>
      <text:p text:style-name="P10"><text:soft-page-break/><text:tab/>But I assign another potent cause to many/ errors, both religious and social <text:span text:style-name="T1">into which</text:span> wherein our poor benighted/ brethren fall--It is their <text:span text:style-name="T1">complete</text:span> extreme ignorance of the language/ in which Prophets and Sages <text:span text:style-name="T1">bequeathed as legacy</text:span> left a matchless bequest; the/ <text:span text:style-name="T1">matchless instruction</text:span> mind-elevating and soul-<text:span text:style-name="T1">restoring</text:span> refreshing literature of the Hebrews. <text:s/>If Philo the/ brightest and most sagacious <text:span text:style-name="T1">literator</text:span> literator among Hellenistic Jews, <text:span text:style-name="T1">transfigured</text:span> completely metamorphesed[sic!] the word of God,/ miscontrued[sic!] and misrepresented its spirit by reason of/ his unacquaintance with the original and its oral interpretation, what can be/ expected of men simply devoted to handicraft, and naturally/ contracted in their views through proscription and hardships?/ <text:s/>The standard authority of the Falashas is a Bible in/ <text:span text:style-name="T1">f</text:span> Geetz or Ethiopian. <text:s/>It <text:span text:style-name="T1">embodies</text:span> teems with the faults <text:span text:style-name="T1">detected</text:span> embodied/ in the Septuagint, of which it seems to be a translation,/ and it adds others of its own <text:span text:style-name="T1">creation. <text:s/>To that all</text:span> invention. <text:s/>To that imperfect reflection of the holy volumes, all/ have recourse as to an oracle, and, whatever may have been/ asserted to the contrary, their Tabernacles has that writing alone/ enshrined therein. <text:s/><text:span text:style-name="T1">and not</text:span> Our scroll of the Law will in vain be <text:span text:style-name="T1">sought for</text:span> sought <text:span text:style-name="T1">for</text:span> after./ <text:s/>Monsieur D'Abbadie assures us that he had in his pos-/-session a Hebrew copy of the Scriptures, which he showed/ to a Falasha, but who appeared to have never seen any/ <text:span text:style-name="T1">written</text:span> traced in such characters. <text:s/><text:span text:style-name="T1">Besides, in</text:span> But I advance a pertinent observation. <text:s/>In the intercourse/ <text:span text:style-name="T1">that</text:span> which the French savant had with the principal men of that Jewish/ population,/</text:p>
      <text:p text:style-name="P10"/>
      <text:p text:style-name="P10">[Page 23]</text:p>
      <text:p text:style-name="P10">he did not hear <text:span text:style-name="T1">even an</text:span> a single utterance evidencing familiarity/ with a <text:span text:style-name="T1">single</text:span> sentence in the sacred tongue of Israelites; not even/ that expressive of the Unity of God, or "Shemang Israel."/ <text:s/>All the ejaculations which <text:span text:style-name="T1">escaped from</text:span> burst out of the lips of Fala-/-shas were in the sacred tongue of Abyssinians--the Ethiopian./ <text:s/>So it is confidently stated, and thus am I induced sor-/-rowfully to acknowledge the Falashas entire strangers to the/ language and learning which have held <text:span text:style-name="T1">up</text:span> high and <text:span text:style-name="T1">power-</text:span>/ <text:span text:style-name="T1">fully welted together the</text:span> powerfully <text:span text:style-name="T1">kitted</text:span> knitted together the rest of the Jewish world./ <text:s/>But if <text:span text:style-name="T1">after</text:span> despite my having carefully perused what a trusty/ <text:span text:style-name="T1">worthy</text:span> traveller[sic!] reported in 1848, and a conscientious critic lay down/ in 1854, misgivings should still be entertained, a/ glance at a book published in 1877 will fully bear me out./ <text:s/>It <text:span text:style-name="T1">contains strange</text:span> comprises prayers which a Falashan penned, and a/ Turkish Jew clothed in Hebrew--and issued form the Paris press./ <text:s/>Joseph Hallevi of Adrianople, a <text:span text:style-name="T1">man</text:span> person of great linguistic/ attainments, received in 1867 a commission from the/ Universal Israelitish Alliance. <text:s/>The golden dream of/ Philoxene Luzzatto was to be realized through <text:span text:style-name="T1">his</text:span> that man's instru-/-mentality. <text:s/>He should visit a people who have steeled/ their heart<text:span text:style-name="T1">s</text:span> and resisted the subtle reasonings of unscrupulous/</text:p>
      <text:p text:style-name="P10"/>
      <text:p text:style-name="P10">[Page 24]</text:p>
      <text:p text:style-name="P10">conversionists, to treasure within the inmost recesses thereof/ the precious belief in the One God. <text:s/>He should convey/ the greetings of an association whose sympathies for/ all-suffering Israel are lively. <text:s/>And he should devise/ the speediest course for raising and strengthening a/ <text:span text:style-name="T1">healthy</text:span> branch of the Judaic tree, that it may not finally trail <text:span text:style-name="T1">Judaism now trailing</text:span> the ground and/ be trampled on. <text:s/><text:span text:style-name="T1">The</text:span> Joseph Hallevi repaired to/ the Abyssinian regions, remained there a year, and/ on his return to France brought a native youth to be/ instructed in the arts of modern culture. <text:span text:style-name="T1">and value</text:span> On that occasion he presented/ a large sized volume in which the result of his researches and/ investigations was clearly set forth. <text:s/>Unfortunately I am/ unable to communicate what that production which/ might have cast a flood of light on a subject so/ interesting contained. <text:s/>In a preface to the collect-/-ion of the Falashan prayers, the Hebrew translator/ so laments: "To my grief most of <text:span text:style-name="T1">the</text:span> my book was lost/ by the copyst[sic!] during the vicissitudes and the wars/ which France has <text:span text:style-name="T1">lately</text:span> recently undergone. <text:s/>Nothing of/ it remains, except a very small portion of the/ beginning now rendered into English. <text:s/>And since/ I would find it difficult to <text:span text:style-name="T1">w</text:span> re-write that book,/</text:p>
      <text:p text:style-name="P10"/>
      <text:p text:style-name="P10"><text:soft-page-break/>[Page 25]</text:p>
      <text:p text:style-name="P10">by trying to recall many things I have not long/ thought of, and which I have also forgotten through/ the lapse of time and a variety of occupations, I said: let/ me save at least this residue still escaped from <text:span text:style-name="T1">the</text:span> destruction./ <text:s/>I will publish a few of the prayers of the Falashas written/ for me by the Falashan scribe Zerubabel son of Jacob of/ the city of Cabta in the province of Valkait. <text:s/>I will translate/ them into Hebrew, so that it may be widely known that/ the Falashas hold one belief with us, that no difference/ exists among us save in habits and customs of a later/ origin."/</text:p>
      <text:p text:style-name="P10">But those prayers professed to have been composed <text:span text:style-name="T1">centuries</text:span> ages since/ <text:span text:style-name="T1">ago</text:span> by a certain Abba-Sakvin--doubtless belonging to/ the caste of ascetics--are all Ethiopean[sic!] in language,/ and I apprehend in some instance Ethiopean[sic!] also in/ spirit. <text:s/>I have no reference alone to the incessant mention/ made of angels and their mode of worshipping[sic!], nor to/ the invocations addressed to Michael and Gabriel and/ Rapael[sic?] and other hierarchical Intelligences as mediators/ before the throne of Grace, but I allude to utterances/ like the following:/</text:p>
      <text:p text:style-name="P10"/>
      <text:p text:style-name="P10">[Page 26]</text:p>
      <text:p text:style-name="P10"><text:tab/>"Praise be to God. <text:s/><text:span text:style-name="T1">After</text:span> When the <text:span text:style-name="T1">al</text:span> allotted time/ of this world <text:span text:style-name="T1">shall have been fulfilled</text:span> is about <text:span text:style-name="T1">is to be</text:span> to expire, an earth-/-quake will take place, to be followed by hunger, thirst and/ pestilence. <text:s/><text:span text:style-name="T1">Then</text:span> The wise and the understanding will/ die. <text:s/>And then there will not be any more fasting. <text:s/>Neither new/ moons nor <text:span text:style-name="T1">other</text:span> solemn days. <text:s/>Sabbaths and festivals <text:span text:style-name="T1">shall</text:span> will have/ <text:span text:style-name="T1">passed away</text:span> been abolished. <text:s/>But after<text:span text:style-name="T1">ward</text:span> that Elijah will arrive and/ make every thing right. <text:s/>For fifty three consecutive years he/ will announce the forthcoming event: <text:span text:style-name="T1">The</text:span> Heaven and earth <text:span text:style-name="T1">will wear off</text:span> must pass away, the sun and the/ moon and the stars shall drop from <text:span text:style-name="T1">heaven</text:span> the sky, and the/ Lord will <text:span text:style-name="T1">come down</text:span> descend with His angels. <text:s/>He will say to/ Michael: 'Rise, blow the trumpet on <text:span text:style-name="T1">S</text:span> mount <text:span text:style-name="T1">Sion</text:span> Sinai,/ and on mount Zion, where the holy city lies. <text:s/>(All angels/ extolling meanwhile their Chief and Prince Michael, <text:span text:style-name="T1">bowing</text:span> whose/ <text:span text:style-name="T1">to the Holy One from afar--garment is</text:span> eyes are like <text:span text:style-name="T1">doves</text:span> the eyes of a dove and whose raiment are a flash of lightning,/ as he leads on). <text:s/>Then in a twinkling of an eye the dead will <text:span text:style-name="T1">rise resurrect</text:span> resuscitate, at the voice/ of Michael, <text:span text:style-name="T1">in a twinkling of an eye,</text:span> and bow to the/ Holy One form afar; so likewise the angels that are near will then/ prostrate themselves in terror before the Lord. <text:span text:style-name="T1">in terror</text:span> <text:s/>The everlasting/ God will <text:span text:style-name="T1">turn up</text:span> roll heaven and earth as a garment is <text:span text:style-name="T1">turned</text:span> rolled, and/ all creatures shall suddenly gather and bitterly weep. <text:s/>The/ righteous will be set apart from the wicked, and the pure from/ the polluted./</text:p>
      <text:p text:style-name="P10"/>
      <text:p text:style-name="P10">[Page 27]</text:p>
      <text:p text:style-name="P10"><text:tab/>Two bullocks will be brought one from the East/ and one from the West, <text:span text:style-name="T1">one is</text:span> the first will be called Mercy, <text:span text:style-name="T1">and</text:span> the/ <text:span text:style-name="T1">after</text:span> second Compassion. <text:s/>They will be slaughtered, and cut to pieces/ as a propitiatory offering. <text:s/>Then David will play on/ his harp and Ezra sing psalms, and slay the wicked/ that they may not behold the Majesty of the Lord./ <text:s/>But the righteous will sit <text:span text:style-name="T1">at</text:span> to enjoy the heavenly repast, and <text:span text:style-name="T1">for</text:span>/ <text:span text:style-name="T1">to</text:span> the <text:span text:style-name="T1">enjoyment</text:span> pleasures of a life eternal."/</text:p>
      <text:p text:style-name="P10">Who cannot detect in that high-wrought but mystic/ description ideas ill-according with the simplicity of Mosaism,/ to which the Falashas claim to be wedded? <text:s/>Who can deny that adverse circumstances have left an <text:span text:style-name="T1">uggly</text:span> ugly impress upon the minds of those distant Monotheists? <text:s/>But grant/ that their creed is not free from errors--would I could/ say that the belief of their brethren who boast of <text:span text:style-name="T1">more</text:span> enlight-/-enment is unsullied--. <text:s/>Admit that superstition and illi-/-teracy <text:span text:style-name="T1">considerably sway the hold minds of the distant</text:span> exercise influence maong the mountaneers[sic!] of/ Simen, are they not entitled the more to our affectionate con-/-sideration? <text:s/>Must we not commiserate a people, forced down from their heights by untoward occurrences? <text:s/>Cut off for ages from the association of/ their coreligionists; surrounded exclusively by tribes/ avowedly inimical to their faith; harassed by mission-/-aries, alas! often mercenary apostates who resort to every/ scheme in order to effect their evil purposes, we/</text:p>
      <text:p text:style-name="P10"/>
      <text:p text:style-name="P10"><text:soft-page-break/>[Page 28]</text:p>
      <text:p text:style-name="P10">may wonder that the unhappy Jews of Abys-/-sinia held so <text:span text:style-name="T1">fast</text:span> tenaciously even to the cardinal point of/ our religion. <text:s/>And now that we have sought and/ found our own; now that we <text:span text:style-name="T1">broug</text:span> have drawn nigh unto/ them, what does duty demand? <text:s/>What, but that we/ <text:span text:style-name="T1">shall</text:span> never forsake them until we shall have opened/ in their midst a laver of purification?, until, I say,/ until the members of our household shall be fitted/ for a<text:span text:style-name="T1">n</text:span> social intercourse <text:span text:style-name="T1">of</text:span> with the votaries of civilization/ Therefore have I chosen to speak on this subject./ <text:s/>Members of the Young Men's Hebrew Association./ <text:s/>The <text:span text:style-name="T1">institution</text:span> organization that commissioned Joseph Hallevi to com-/-fort the Falashas with the assurance of their brethren's/ yearning thought, exists and labors with unabated/ <text:span text:style-name="T1">energy. <text:s/>The</text:span> vigor. <text:s/>Far reaching is the good it has already accomplished, <text:span text:style-name="T1">is</text:span> com-/<text:span text:style-name="T1">far reaching as the sentiments</text:span> -prehensive as the sentiments of the leaders are broad/ and philanthropic. <text:s/>Its well directed endeavours to/ raise the oppressed politically, the Berlin Congress/ attests; to uplift them educationally Asia Minor/ and Morocco testifies; to elevate them morally the/ blessed devise to set the corner stone of a regeneration/ in the holy land upon the ruins of pauperism proves./</text:p>
      <text:p text:style-name="P10"/>
      <text:p text:style-name="P10">[Page 29]</text:p>
      <text:p text:style-name="P10">That institution ought therefore to <text:span text:style-name="T1">receive</text:span> secure the heartiest/ cooperation of every Israelite sensible of his Divine/ trust, aye: [Hebrew] the mighty opponents of wrong, a/ true progressist[sic!]. <text:s/>But the Israelitish citizens of America/ who are the freest to act have been the slowest in showing/ that they are in sympathy with the workers of progress./ <text:s/>Separated by an ocean on the East and another on the/ West they have not <text:span text:style-name="T1">bent their ears</text:span> heard the voice that cry "Rally <text:span text:style-name="T1">a</text:span>round/ the ensign we wave to the four winds." <text:s/>But if the fathers/ have not bent their ears, their children <text:span text:style-name="T1">shall</text:span> must listen and do./ <text:s/>I commend to your <text:span text:style-name="T1">fraternal</text:span> attention the wants of the "Universal Israelitish/ Alliance." <text:s/>It asks for larger means in order to accomplish/ greater ends. <text:s/>I feel I ought to <text:span text:style-name="T1">inform</text:span> tell you first that its <text:span text:style-name="T1">s</text:span>object/ <text:span text:style-name="T1">has been attended</text:span> is being attained in Abyssinia; <text:span text:style-name="T1">or at least</text:span> that the Falashan/ youth who twelve years ago was made to take a seat in a/ school at Paris, is now a ripe scholar <text:span text:style-name="T1">and</text:span> and a useful preceptor, under the auspices of his benefactors, or that he only waits/ for instruction to learn how to proceed towards the consummation/ of his desire. <text:s/>That I cannot relate <text:span text:style-name="T1">for want of knowledge</text:span> for the lack of information but I know that events in the old world <text:span text:style-name="T1">But events</text:span> succeed each other <text:span text:style-name="T1">in the w</text:span> with such/ <text:span text:style-name="T1">an uncertain</text:span> doubtful operation in distant climes, in order to concentrate/ its energies <text:span text:style-name="T1">to</text:span> on the completion of an undertaking nearer home and/ more urgent./</text:p>
      <text:p text:style-name="P10"/>
      <text:p text:style-name="P10">[Page 29v]</text:p>
      <text:p text:style-name="P10">spirit of reverence for all which is <text:span text:style-name="T1">sacred</text:span> elevating in Judaism,--/</text:p>
      <text:p text:style-name="P10"/>
      <text:p text:style-name="P10">[Page 30]</text:p>
      <text:p text:style-name="P10"><text:tab/>The Palestenian[sic!] question, or the uprooting/ of a baneful system by <text:span text:style-name="T1">the</text:span> which the young are/ reared to mendicancy under the plea of studying/ Talmud, is now uppermost. <text:s/>And you can facilitate/ its solution. <text:span text:style-name="T1">by</text:span> Declare<text:span text:style-name="T1">ing</text:span> yourselves individually affiliated to the/ Alliance and as a corporation, <text:span text:style-name="T1">whose motto is</text:span> aiming to breathe a new/ [inserted from page 29v: spirit of reverence for all which is <text:span text:style-name="T1">sacred</text:span> elevating in Judaism,] <text:span text:style-name="T1">Progress be the donors of a yearly token of love Improvement</text:span> let a yearly gift signify the value you set/ <text:span text:style-name="T1">and admiration to an association the highest</text:span> upon an institution worthy of <text:span text:style-name="T1">great</text:span> high respect and profound admiration./</text:p>
      <text:p text:style-name="P10"/>
      <text:p text:style-name="P10">Ladies and Gentlemen. <text:s/>When this lecture was nearly/ written out, <text:span text:style-name="T1">of</text:span> I remembered to have read once an/ article, having a bearing on the same topic. <text:s/>I searched and/ found it in the <text:span text:style-name="T1">issue of the</text:span> November issue <text:span text:style-name="T1">month</text:span> of the Occident of the year/ <text:span text:style-name="T1">edited in</text:span> 1868 then edited by Mr Mayer Sulzberger. <text:s/>It was the/ identical commencement of the extensive relation which/ Joseph Hallevi purposed to have brought to light, but/ the <text:span text:style-name="T1">greatest</text:span> major part of which was unfortunately lost./ <text:s/>I read that sketch eagerly, and <text:soft-page-break/>discovered in a/ few points some discrepancy with the report of/ Monsieur D'Abbadie and as embodied in Philoxene Luzzatto's posthumous work. <text:s/>But as the<text:span text:style-name="T1">y</text:span> difference is not/ of great moment, I did not think it essential to/</text:p>
      <text:p text:style-name="P10"/>
      <text:p text:style-name="P10">[Page 31]</text:p>
      <text:p text:style-name="P10">alter what I had already prepared./ <text:s/>Still, I deem it necessary to <text:span text:style-name="T1">state it</text:span> make the statement, and/ to commend Joseph Hallevis very interesting writing/ to all who have given me this evening their/ patient attentio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4:11:07.05</meta:creation-date>
    <dc:date>2013-01-30T13:30:01.76</dc:date>
    <meta:editing-duration>PT2H37M59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3" meta:paragraph-count="146" meta:word-count="7124" meta:character-count="43741"/>
  </office:meta>
</office:document-meta>
</file>